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svg:stroke-color="#000000" draw:marker-start-width="0.245cm" draw:marker-end-width="0.2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  <style:paragraph-properties style:writing-mode="lr-tb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1.56cm" fo:min-width="1.31cm" fo:padding-top="0.14cm" fo:padding-bottom="0.14cm" fo:padding-left="0.265cm" fo:padding-right="0.2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loext:fill-use-slide-background="false" draw:textarea-horizontal-align="justify" draw:textarea-vertical-align="middle" draw:auto-grow-height="false" fo:min-height="2.9cm" fo:min-width="3.65cm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9cm" svg:y1="2.8cm" svg:x2="8.202cm" svg:y2="2.8cm">
          <text:p/>
        </draw:line>
        <draw:g>
          <draw:line draw:style-name="gr1" draw:text-style-name="P1" draw:layer="layout" svg:x1="3.854cm" svg:y1="2.5cm" svg:x2="3.854cm" svg:y2="5.3cm">
            <text:p/>
          </draw:line>
          <draw:line draw:style-name="gr1" draw:text-style-name="P1" draw:layer="layout" svg:x1="5.553cm" svg:y1="2.5cm" svg:x2="5.553cm" svg:y2="5.3cm">
            <text:p/>
          </draw:line>
          <draw:line draw:style-name="gr1" draw:text-style-name="P1" draw:layer="layout" svg:x1="7.252cm" svg:y1="2.5cm" svg:x2="7.252cm" svg:y2="5.3cm">
            <text:p/>
          </draw:line>
        </draw:g>
        <draw:line draw:style-name="gr1" draw:text-style-name="P1" draw:layer="layout" svg:x1="2.9cm" svg:y1="3.8cm" svg:x2="8.202cm" svg:y2="3.8cm">
          <text:p/>
        </draw:line>
        <draw:line draw:style-name="gr1" draw:text-style-name="P1" draw:layer="layout" svg:x1="2.9cm" svg:y1="4.8cm" svg:x2="8.202cm" svg:y2="4.8cm">
          <text:p/>
        </draw:line>
        <draw:frame draw:style-name="gr2" draw:text-style-name="P2" draw:layer="layout" svg:width="1.243cm" svg:height="0.645cm" svg:x="6.207cm" svg:y="2.1cm">
          <draw:text-box>
            <text:p><text:span text:style-name="T1">D3.2</text:span></text:p>
          </draw:text-box>
        </draw:frame>
        <draw:frame draw:style-name="gr3" draw:text-style-name="P2" draw:layer="layout" svg:width="1.145cm" svg:height="0.645cm" svg:x="5.85cm" svg:y="3.055cm">
          <draw:text-box>
            <text:p><text:span text:style-name="T1">D26</text:span></text:p>
          </draw:text-box>
        </draw:frame>
        <draw:g draw:style-name="gr4">
          <draw:custom-shape draw:style-name="gr5" draw:text-style-name="P1" draw:layer="layout" svg:width="2.6cm" svg:height="2.6cm" svg:x="4.252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552cm" svg:y1="2.3cm" svg:x2="5.552cm" svg:y2="5.3cm">
            <text:p/>
          </draw:line>
          <draw:line draw:style-name="gr6" draw:text-style-name="P1" draw:layer="layout" svg:x1="4.052cm" svg:y1="3.8cm" svg:x2="7.052cm" svg:y2="3.8cm">
            <text:p/>
          </draw:line>
        </draw:g>
        <draw:g draw:style-name="gr4">
          <draw:custom-shape draw:style-name="gr7" draw:text-style-name="P1" draw:layer="layout" svg:width="0.3cm" svg:height="0.3cm" svg:x="7.102cm" svg:y="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2.5cm" svg:x2="7.252cm" svg:y2="3.1cm">
            <text:p/>
          </draw:line>
          <draw:line draw:style-name="gr6" draw:text-style-name="P1" draw:layer="layout" svg:x1="6.952cm" svg:y1="2.8cm" svg:x2="7.552cm" svg:y2="2.8cm">
            <text:p/>
          </draw:line>
        </draw:g>
        <draw:g draw:style-name="gr4">
          <draw:custom-shape draw:style-name="gr7" draw:text-style-name="P1" draw:layer="layout" svg:width="0.3cm" svg:height="0.3cm" svg:x="7.102cm" svg:y="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4.5cm" svg:x2="7.252cm" svg:y2="5.1cm">
            <text:p/>
          </draw:line>
          <draw:line draw:style-name="gr6" draw:text-style-name="P1" draw:layer="layout" svg:x1="6.952cm" svg:y1="4.8cm" svg:x2="7.552cm" svg:y2="4.8cm">
            <text:p/>
          </draw:line>
        </draw:g>
        <draw:g draw:style-name="gr4">
          <draw:custom-shape draw:style-name="gr7" draw:text-style-name="P1" draw:layer="layout" svg:width="0.3cm" svg:height="0.3cm" svg:x="3.702cm" svg:y="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2.5cm" svg:x2="3.852cm" svg:y2="3.1cm">
            <text:p/>
          </draw:line>
          <draw:line draw:style-name="gr6" draw:text-style-name="P1" draw:layer="layout" svg:x1="3.552cm" svg:y1="2.8cm" svg:x2="4.152cm" svg:y2="2.8cm">
            <text:p/>
          </draw:line>
        </draw:g>
        <draw:g draw:style-name="gr4">
          <draw:custom-shape draw:style-name="gr7" draw:text-style-name="P1" draw:layer="layout" svg:width="0.3cm" svg:height="0.3cm" svg:x="3.702cm" svg:y="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4.5cm" svg:x2="3.852cm" svg:y2="5.1cm">
            <text:p/>
          </draw:line>
          <draw:line draw:style-name="gr6" draw:text-style-name="P1" draw:layer="layout" svg:x1="3.552cm" svg:y1="4.8cm" svg:x2="4.152cm" svg:y2="4.8cm">
            <text:p/>
          </draw:line>
        </draw:g>
        <draw:line draw:style-name="gr1" draw:text-style-name="P1" draw:layer="layout" svg:x1="2.9cm" svg:y1="6.8cm" svg:x2="8.202cm" svg:y2="6.8cm">
          <text:p/>
        </draw:line>
        <draw:g>
          <draw:line draw:style-name="gr1" draw:text-style-name="P1" draw:layer="layout" svg:x1="3.854cm" svg:y1="6.5cm" svg:x2="3.854cm" svg:y2="9.3cm">
            <text:p/>
          </draw:line>
          <draw:line draw:style-name="gr1" draw:text-style-name="P1" draw:layer="layout" svg:x1="5.553cm" svg:y1="6.5cm" svg:x2="5.553cm" svg:y2="9.3cm">
            <text:p/>
          </draw:line>
          <draw:line draw:style-name="gr1" draw:text-style-name="P1" draw:layer="layout" svg:x1="7.252cm" svg:y1="6.5cm" svg:x2="7.252cm" svg:y2="9.3cm">
            <text:p/>
          </draw:line>
        </draw:g>
        <draw:line draw:style-name="gr1" draw:text-style-name="P1" draw:layer="layout" svg:x1="2.9cm" svg:y1="7.8cm" svg:x2="8.202cm" svg:y2="7.8cm">
          <text:p/>
        </draw:line>
        <draw:line draw:style-name="gr1" draw:text-style-name="P1" draw:layer="layout" svg:x1="2.9cm" svg:y1="8.8cm" svg:x2="8.202cm" svg:y2="8.8cm">
          <text:p/>
        </draw:line>
        <draw:frame draw:style-name="gr2" draw:text-style-name="P2" draw:layer="layout" svg:width="1.243cm" svg:height="0.645cm" svg:x="7.302cm" svg:y="6.205cm">
          <draw:text-box>
            <text:p><text:span text:style-name="T1">D3.2</text:span></text:p>
          </draw:text-box>
        </draw:frame>
        <draw:frame draw:style-name="gr3" draw:text-style-name="P2" draw:layer="layout" svg:width="1.145cm" svg:height="0.645cm" svg:x="5.807cm" svg:y="7.005cm">
          <draw:text-box>
            <text:p><text:span text:style-name="T1">D26</text:span></text:p>
          </draw:text-box>
        </draw:frame>
        <draw:g draw:style-name="gr4">
          <draw:custom-shape draw:style-name="gr5" draw:text-style-name="P1" draw:layer="layout" svg:width="2.6cm" svg:height="2.6cm" svg:x="4.25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552cm" svg:y1="6.3cm" svg:x2="5.552cm" svg:y2="9.3cm">
            <text:p/>
          </draw:line>
          <draw:line draw:style-name="gr6" draw:text-style-name="P1" draw:layer="layout" svg:x1="4.052cm" svg:y1="7.8cm" svg:x2="7.052cm" svg:y2="7.8cm">
            <text:p/>
          </draw:line>
        </draw:g>
        <draw:g draw:style-name="gr4">
          <draw:custom-shape draw:style-name="gr7" draw:text-style-name="P1" draw:layer="layout" svg:width="0.3cm" svg:height="0.3cm" svg:x="7.102cm" svg:y="6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6.5cm" svg:x2="7.252cm" svg:y2="7.1cm">
            <text:p/>
          </draw:line>
          <draw:line draw:style-name="gr6" draw:text-style-name="P1" draw:layer="layout" svg:x1="6.952cm" svg:y1="6.8cm" svg:x2="7.552cm" svg:y2="6.8cm">
            <text:p/>
          </draw:line>
        </draw:g>
        <draw:g draw:style-name="gr4">
          <draw:custom-shape draw:style-name="gr7" draw:text-style-name="P1" draw:layer="layout" svg:width="0.3cm" svg:height="0.3cm" svg:x="7.102cm" svg:y="8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8.5cm" svg:x2="7.252cm" svg:y2="9.1cm">
            <text:p/>
          </draw:line>
          <draw:line draw:style-name="gr6" draw:text-style-name="P1" draw:layer="layout" svg:x1="6.952cm" svg:y1="8.8cm" svg:x2="7.552cm" svg:y2="8.8cm">
            <text:p/>
          </draw:line>
        </draw:g>
        <draw:g draw:style-name="gr4">
          <draw:custom-shape draw:style-name="gr7" draw:text-style-name="P1" draw:layer="layout" svg:width="0.3cm" svg:height="0.3cm" svg:x="3.702cm" svg:y="6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6.5cm" svg:x2="3.852cm" svg:y2="7.1cm">
            <text:p/>
          </draw:line>
          <draw:line draw:style-name="gr6" draw:text-style-name="P1" draw:layer="layout" svg:x1="3.552cm" svg:y1="6.8cm" svg:x2="4.152cm" svg:y2="6.8cm">
            <text:p/>
          </draw:line>
        </draw:g>
        <draw:g draw:style-name="gr4">
          <draw:custom-shape draw:style-name="gr7" draw:text-style-name="P1" draw:layer="layout" svg:width="0.3cm" svg:height="0.3cm" svg:x="3.702cm" svg:y="8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8.5cm" svg:x2="3.852cm" svg:y2="9.1cm">
            <text:p/>
          </draw:line>
          <draw:line draw:style-name="gr6" draw:text-style-name="P1" draw:layer="layout" svg:x1="3.552cm" svg:y1="8.8cm" svg:x2="4.152cm" svg:y2="8.8cm">
            <text:p/>
          </draw:line>
        </draw:g>
        <draw:line draw:style-name="gr1" draw:text-style-name="P1" draw:layer="layout" svg:x1="2.9cm" svg:y1="10.8cm" svg:x2="8.202cm" svg:y2="10.8cm">
          <text:p/>
        </draw:line>
        <draw:g>
          <draw:line draw:style-name="gr1" draw:text-style-name="P1" draw:layer="layout" svg:x1="3.854cm" svg:y1="10.5cm" svg:x2="3.854cm" svg:y2="13.3cm">
            <text:p/>
          </draw:line>
          <draw:line draw:style-name="gr1" draw:text-style-name="P1" draw:layer="layout" svg:x1="5.553cm" svg:y1="10.5cm" svg:x2="5.553cm" svg:y2="13.3cm">
            <text:p/>
          </draw:line>
          <draw:line draw:style-name="gr1" draw:text-style-name="P1" draw:layer="layout" svg:x1="7.252cm" svg:y1="10.5cm" svg:x2="7.252cm" svg:y2="13.3cm">
            <text:p/>
          </draw:line>
        </draw:g>
        <draw:line draw:style-name="gr1" draw:text-style-name="P1" draw:layer="layout" svg:x1="2.9cm" svg:y1="11.8cm" svg:x2="8.202cm" svg:y2="11.8cm">
          <text:p/>
        </draw:line>
        <draw:line draw:style-name="gr1" draw:text-style-name="P1" draw:layer="layout" svg:x1="2.9cm" svg:y1="12.8cm" svg:x2="8.202cm" svg:y2="12.8cm">
          <text:p/>
        </draw:line>
        <draw:frame draw:style-name="gr2" draw:text-style-name="P2" draw:layer="layout" svg:width="1.243cm" svg:height="0.645cm" svg:x="7.302cm" svg:y="10.205cm">
          <draw:text-box>
            <text:p><text:span text:style-name="T1">D3.2</text:span></text:p>
          </draw:text-box>
        </draw:frame>
        <draw:frame draw:style-name="gr3" draw:text-style-name="P2" draw:layer="layout" svg:width="1.145cm" svg:height="0.645cm" svg:x="5.807cm" svg:y="11.005cm">
          <draw:text-box>
            <text:p><text:span text:style-name="T1">D26</text:span></text:p>
          </draw:text-box>
        </draw:frame>
        <draw:g draw:style-name="gr4">
          <draw:custom-shape draw:style-name="gr5" draw:text-style-name="P1" draw:layer="layout" svg:width="2.6cm" svg:height="2.6cm" svg:x="4.252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552cm" svg:y1="10.3cm" svg:x2="5.552cm" svg:y2="13.3cm">
            <text:p/>
          </draw:line>
          <draw:line draw:style-name="gr6" draw:text-style-name="P1" draw:layer="layout" svg:x1="4.052cm" svg:y1="11.8cm" svg:x2="7.052cm" svg:y2="11.8cm">
            <text:p/>
          </draw:line>
        </draw:g>
        <draw:g draw:style-name="gr4">
          <draw:custom-shape draw:style-name="gr7" draw:text-style-name="P1" draw:layer="layout" svg:width="0.3cm" svg:height="0.3cm" svg:x="7.102cm" svg:y="10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10.5cm" svg:x2="7.252cm" svg:y2="11.1cm">
            <text:p/>
          </draw:line>
          <draw:line draw:style-name="gr6" draw:text-style-name="P1" draw:layer="layout" svg:x1="6.952cm" svg:y1="10.8cm" svg:x2="7.552cm" svg:y2="10.8cm">
            <text:p/>
          </draw:line>
        </draw:g>
        <draw:g draw:style-name="gr4">
          <draw:custom-shape draw:style-name="gr7" draw:text-style-name="P1" draw:layer="layout" svg:width="0.3cm" svg:height="0.3cm" svg:x="7.102cm" svg:y="1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12.5cm" svg:x2="7.252cm" svg:y2="13.1cm">
            <text:p/>
          </draw:line>
          <draw:line draw:style-name="gr6" draw:text-style-name="P1" draw:layer="layout" svg:x1="6.952cm" svg:y1="12.8cm" svg:x2="7.552cm" svg:y2="12.8cm">
            <text:p/>
          </draw:line>
        </draw:g>
        <draw:g draw:style-name="gr4">
          <draw:custom-shape draw:style-name="gr7" draw:text-style-name="P1" draw:layer="layout" svg:width="0.3cm" svg:height="0.3cm" svg:x="3.702cm" svg:y="10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10.5cm" svg:x2="3.852cm" svg:y2="11.1cm">
            <text:p/>
          </draw:line>
          <draw:line draw:style-name="gr6" draw:text-style-name="P1" draw:layer="layout" svg:x1="3.552cm" svg:y1="10.8cm" svg:x2="4.152cm" svg:y2="10.8cm">
            <text:p/>
          </draw:line>
        </draw:g>
        <draw:g draw:style-name="gr4">
          <draw:custom-shape draw:style-name="gr7" draw:text-style-name="P1" draw:layer="layout" svg:width="0.3cm" svg:height="0.3cm" svg:x="3.702cm" svg:y="1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12.5cm" svg:x2="3.852cm" svg:y2="13.1cm">
            <text:p/>
          </draw:line>
          <draw:line draw:style-name="gr6" draw:text-style-name="P1" draw:layer="layout" svg:x1="3.552cm" svg:y1="12.8cm" svg:x2="4.152cm" svg:y2="12.8cm">
            <text:p/>
          </draw:line>
        </draw:g>
        <draw:line draw:style-name="gr1" draw:text-style-name="P1" draw:layer="layout" svg:x1="2.9cm" svg:y1="14.8cm" svg:x2="8.202cm" svg:y2="14.8cm">
          <text:p/>
        </draw:line>
        <draw:g>
          <draw:line draw:style-name="gr1" draw:text-style-name="P1" draw:layer="layout" svg:x1="3.854cm" svg:y1="14.5cm" svg:x2="3.854cm" svg:y2="17.3cm">
            <text:p/>
          </draw:line>
          <draw:line draw:style-name="gr1" draw:text-style-name="P1" draw:layer="layout" svg:x1="5.553cm" svg:y1="14.5cm" svg:x2="5.553cm" svg:y2="17.3cm">
            <text:p/>
          </draw:line>
          <draw:line draw:style-name="gr1" draw:text-style-name="P1" draw:layer="layout" svg:x1="7.252cm" svg:y1="14.5cm" svg:x2="7.252cm" svg:y2="17.3cm">
            <text:p/>
          </draw:line>
        </draw:g>
        <draw:line draw:style-name="gr1" draw:text-style-name="P1" draw:layer="layout" svg:x1="2.9cm" svg:y1="15.8cm" svg:x2="8.202cm" svg:y2="15.8cm">
          <text:p/>
        </draw:line>
        <draw:line draw:style-name="gr1" draw:text-style-name="P1" draw:layer="layout" svg:x1="2.9cm" svg:y1="16.8cm" svg:x2="8.202cm" svg:y2="16.8cm">
          <text:p/>
        </draw:line>
        <draw:frame draw:style-name="gr2" draw:text-style-name="P2" draw:layer="layout" svg:width="1.243cm" svg:height="0.645cm" svg:x="7.302cm" svg:y="14.205cm">
          <draw:text-box>
            <text:p><text:span text:style-name="T1">D3.2</text:span></text:p>
          </draw:text-box>
        </draw:frame>
        <draw:frame draw:style-name="gr3" draw:text-style-name="P2" draw:layer="layout" svg:width="1.145cm" svg:height="0.645cm" svg:x="5.807cm" svg:y="15.005cm">
          <draw:text-box>
            <text:p><text:span text:style-name="T1">D26</text:span></text:p>
          </draw:text-box>
        </draw:frame>
        <draw:g draw:style-name="gr4">
          <draw:custom-shape draw:style-name="gr5" draw:text-style-name="P1" draw:layer="layout" svg:width="2.6cm" svg:height="2.6cm" svg:x="4.252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552cm" svg:y1="14.3cm" svg:x2="5.552cm" svg:y2="17.3cm">
            <text:p/>
          </draw:line>
          <draw:line draw:style-name="gr6" draw:text-style-name="P1" draw:layer="layout" svg:x1="4.052cm" svg:y1="15.8cm" svg:x2="7.052cm" svg:y2="15.8cm">
            <text:p/>
          </draw:line>
        </draw:g>
        <draw:g draw:style-name="gr4">
          <draw:custom-shape draw:style-name="gr7" draw:text-style-name="P1" draw:layer="layout" svg:width="0.3cm" svg:height="0.3cm" svg:x="7.102cm" svg:y="1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14.5cm" svg:x2="7.252cm" svg:y2="15.1cm">
            <text:p/>
          </draw:line>
          <draw:line draw:style-name="gr6" draw:text-style-name="P1" draw:layer="layout" svg:x1="6.952cm" svg:y1="14.8cm" svg:x2="7.552cm" svg:y2="14.8cm">
            <text:p/>
          </draw:line>
        </draw:g>
        <draw:g draw:style-name="gr4">
          <draw:custom-shape draw:style-name="gr7" draw:text-style-name="P1" draw:layer="layout" svg:width="0.3cm" svg:height="0.3cm" svg:x="7.102cm" svg:y="16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16.5cm" svg:x2="7.252cm" svg:y2="17.1cm">
            <text:p/>
          </draw:line>
          <draw:line draw:style-name="gr6" draw:text-style-name="P1" draw:layer="layout" svg:x1="6.952cm" svg:y1="16.8cm" svg:x2="7.552cm" svg:y2="16.8cm">
            <text:p/>
          </draw:line>
        </draw:g>
        <draw:g draw:style-name="gr4">
          <draw:custom-shape draw:style-name="gr7" draw:text-style-name="P1" draw:layer="layout" svg:width="0.3cm" svg:height="0.3cm" svg:x="3.702cm" svg:y="1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14.5cm" svg:x2="3.852cm" svg:y2="15.1cm">
            <text:p/>
          </draw:line>
          <draw:line draw:style-name="gr6" draw:text-style-name="P1" draw:layer="layout" svg:x1="3.552cm" svg:y1="14.8cm" svg:x2="4.152cm" svg:y2="14.8cm">
            <text:p/>
          </draw:line>
        </draw:g>
        <draw:g draw:style-name="gr4">
          <draw:custom-shape draw:style-name="gr7" draw:text-style-name="P1" draw:layer="layout" svg:width="0.3cm" svg:height="0.3cm" svg:x="3.702cm" svg:y="16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16.5cm" svg:x2="3.852cm" svg:y2="17.1cm">
            <text:p/>
          </draw:line>
          <draw:line draw:style-name="gr6" draw:text-style-name="P1" draw:layer="layout" svg:x1="3.552cm" svg:y1="16.8cm" svg:x2="4.152cm" svg:y2="16.8cm">
            <text:p/>
          </draw:line>
        </draw:g>
        <draw:line draw:style-name="gr1" draw:text-style-name="P1" draw:layer="layout" svg:x1="2.9cm" svg:y1="18.8cm" svg:x2="8.202cm" svg:y2="18.8cm">
          <text:p/>
        </draw:line>
        <draw:g>
          <draw:line draw:style-name="gr1" draw:text-style-name="P1" draw:layer="layout" svg:x1="3.854cm" svg:y1="18.5cm" svg:x2="3.854cm" svg:y2="21.3cm">
            <text:p/>
          </draw:line>
          <draw:line draw:style-name="gr1" draw:text-style-name="P1" draw:layer="layout" svg:x1="5.553cm" svg:y1="18.5cm" svg:x2="5.553cm" svg:y2="21.3cm">
            <text:p/>
          </draw:line>
          <draw:line draw:style-name="gr1" draw:text-style-name="P1" draw:layer="layout" svg:x1="7.252cm" svg:y1="18.5cm" svg:x2="7.252cm" svg:y2="21.3cm">
            <text:p/>
          </draw:line>
        </draw:g>
        <draw:line draw:style-name="gr1" draw:text-style-name="P1" draw:layer="layout" svg:x1="2.9cm" svg:y1="19.8cm" svg:x2="8.202cm" svg:y2="19.8cm">
          <text:p/>
        </draw:line>
        <draw:line draw:style-name="gr1" draw:text-style-name="P1" draw:layer="layout" svg:x1="2.9cm" svg:y1="20.8cm" svg:x2="8.202cm" svg:y2="20.8cm">
          <text:p/>
        </draw:line>
        <draw:frame draw:style-name="gr2" draw:text-style-name="P2" draw:layer="layout" svg:width="1.243cm" svg:height="0.645cm" svg:x="7.302cm" svg:y="18.205cm">
          <draw:text-box>
            <text:p><text:span text:style-name="T1">D3.2</text:span></text:p>
          </draw:text-box>
        </draw:frame>
        <draw:frame draw:style-name="gr3" draw:text-style-name="P2" draw:layer="layout" svg:width="1.145cm" svg:height="0.645cm" svg:x="5.807cm" svg:y="19.005cm">
          <draw:text-box>
            <text:p><text:span text:style-name="T1">D26</text:span></text:p>
          </draw:text-box>
        </draw:frame>
        <draw:g draw:style-name="gr4">
          <draw:custom-shape draw:style-name="gr5" draw:text-style-name="P1" draw:layer="layout" svg:width="2.6cm" svg:height="2.6cm" svg:x="4.252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552cm" svg:y1="18.3cm" svg:x2="5.552cm" svg:y2="21.3cm">
            <text:p/>
          </draw:line>
          <draw:line draw:style-name="gr6" draw:text-style-name="P1" draw:layer="layout" svg:x1="4.052cm" svg:y1="19.8cm" svg:x2="7.052cm" svg:y2="19.8cm">
            <text:p/>
          </draw:line>
        </draw:g>
        <draw:g draw:style-name="gr4">
          <draw:custom-shape draw:style-name="gr7" draw:text-style-name="P1" draw:layer="layout" svg:width="0.3cm" svg:height="0.3cm" svg:x="7.102cm" svg:y="18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18.5cm" svg:x2="7.252cm" svg:y2="19.1cm">
            <text:p/>
          </draw:line>
          <draw:line draw:style-name="gr6" draw:text-style-name="P1" draw:layer="layout" svg:x1="6.952cm" svg:y1="18.8cm" svg:x2="7.552cm" svg:y2="18.8cm">
            <text:p/>
          </draw:line>
        </draw:g>
        <draw:g draw:style-name="gr4">
          <draw:custom-shape draw:style-name="gr7" draw:text-style-name="P1" draw:layer="layout" svg:width="0.3cm" svg:height="0.3cm" svg:x="7.102cm" svg:y="20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20.5cm" svg:x2="7.252cm" svg:y2="21.1cm">
            <text:p/>
          </draw:line>
          <draw:line draw:style-name="gr6" draw:text-style-name="P1" draw:layer="layout" svg:x1="6.952cm" svg:y1="20.8cm" svg:x2="7.552cm" svg:y2="20.8cm">
            <text:p/>
          </draw:line>
        </draw:g>
        <draw:g draw:style-name="gr4">
          <draw:custom-shape draw:style-name="gr7" draw:text-style-name="P1" draw:layer="layout" svg:width="0.3cm" svg:height="0.3cm" svg:x="3.702cm" svg:y="18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18.5cm" svg:x2="3.852cm" svg:y2="19.1cm">
            <text:p/>
          </draw:line>
          <draw:line draw:style-name="gr6" draw:text-style-name="P1" draw:layer="layout" svg:x1="3.552cm" svg:y1="18.8cm" svg:x2="4.152cm" svg:y2="18.8cm">
            <text:p/>
          </draw:line>
        </draw:g>
        <draw:g draw:style-name="gr4">
          <draw:custom-shape draw:style-name="gr7" draw:text-style-name="P1" draw:layer="layout" svg:width="0.3cm" svg:height="0.3cm" svg:x="3.702cm" svg:y="20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20.5cm" svg:x2="3.852cm" svg:y2="21.1cm">
            <text:p/>
          </draw:line>
          <draw:line draw:style-name="gr6" draw:text-style-name="P1" draw:layer="layout" svg:x1="3.552cm" svg:y1="20.8cm" svg:x2="4.152cm" svg:y2="20.8cm">
            <text:p/>
          </draw:line>
        </draw:g>
        <draw:line draw:style-name="gr1" draw:text-style-name="P1" draw:layer="layout" svg:x1="2.9cm" svg:y1="22.8cm" svg:x2="8.202cm" svg:y2="22.8cm">
          <text:p/>
        </draw:line>
        <draw:g>
          <draw:line draw:style-name="gr1" draw:text-style-name="P1" draw:layer="layout" svg:x1="3.854cm" svg:y1="22.5cm" svg:x2="3.854cm" svg:y2="25.3cm">
            <text:p/>
          </draw:line>
          <draw:line draw:style-name="gr1" draw:text-style-name="P1" draw:layer="layout" svg:x1="5.553cm" svg:y1="22.5cm" svg:x2="5.553cm" svg:y2="25.3cm">
            <text:p/>
          </draw:line>
          <draw:line draw:style-name="gr1" draw:text-style-name="P1" draw:layer="layout" svg:x1="7.252cm" svg:y1="22.5cm" svg:x2="7.252cm" svg:y2="25.3cm">
            <text:p/>
          </draw:line>
        </draw:g>
        <draw:line draw:style-name="gr1" draw:text-style-name="P1" draw:layer="layout" svg:x1="2.9cm" svg:y1="23.8cm" svg:x2="8.202cm" svg:y2="23.8cm">
          <text:p/>
        </draw:line>
        <draw:line draw:style-name="gr1" draw:text-style-name="P1" draw:layer="layout" svg:x1="2.9cm" svg:y1="24.8cm" svg:x2="8.202cm" svg:y2="24.8cm">
          <text:p/>
        </draw:line>
        <draw:frame draw:style-name="gr2" draw:text-style-name="P2" draw:layer="layout" svg:width="1.243cm" svg:height="0.645cm" svg:x="7.302cm" svg:y="22.205cm">
          <draw:text-box>
            <text:p><text:span text:style-name="T1">D3.2</text:span></text:p>
          </draw:text-box>
        </draw:frame>
        <draw:frame draw:style-name="gr3" draw:text-style-name="P2" draw:layer="layout" svg:width="1.145cm" svg:height="0.645cm" svg:x="5.807cm" svg:y="23.005cm">
          <draw:text-box>
            <text:p><text:span text:style-name="T1">D26</text:span></text:p>
          </draw:text-box>
        </draw:frame>
        <draw:g draw:style-name="gr4">
          <draw:custom-shape draw:style-name="gr5" draw:text-style-name="P1" draw:layer="layout" svg:width="2.6cm" svg:height="2.6cm" svg:x="4.252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5.552cm" svg:y1="22.3cm" svg:x2="5.552cm" svg:y2="25.3cm">
            <text:p/>
          </draw:line>
          <draw:line draw:style-name="gr6" draw:text-style-name="P1" draw:layer="layout" svg:x1="4.052cm" svg:y1="23.8cm" svg:x2="7.052cm" svg:y2="23.8cm">
            <text:p/>
          </draw:line>
        </draw:g>
        <draw:g draw:style-name="gr4">
          <draw:custom-shape draw:style-name="gr7" draw:text-style-name="P1" draw:layer="layout" svg:width="0.3cm" svg:height="0.3cm" svg:x="7.102cm" svg:y="2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22.5cm" svg:x2="7.252cm" svg:y2="23.1cm">
            <text:p/>
          </draw:line>
          <draw:line draw:style-name="gr6" draw:text-style-name="P1" draw:layer="layout" svg:x1="6.952cm" svg:y1="22.8cm" svg:x2="7.552cm" svg:y2="22.8cm">
            <text:p/>
          </draw:line>
        </draw:g>
        <draw:g draw:style-name="gr4">
          <draw:custom-shape draw:style-name="gr7" draw:text-style-name="P1" draw:layer="layout" svg:width="0.3cm" svg:height="0.3cm" svg:x="7.102cm" svg:y="2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7.252cm" svg:y1="24.5cm" svg:x2="7.252cm" svg:y2="25.1cm">
            <text:p/>
          </draw:line>
          <draw:line draw:style-name="gr6" draw:text-style-name="P1" draw:layer="layout" svg:x1="6.952cm" svg:y1="24.8cm" svg:x2="7.552cm" svg:y2="24.8cm">
            <text:p/>
          </draw:line>
        </draw:g>
        <draw:g draw:style-name="gr4">
          <draw:custom-shape draw:style-name="gr7" draw:text-style-name="P1" draw:layer="layout" svg:width="0.3cm" svg:height="0.3cm" svg:x="3.702cm" svg:y="22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22.5cm" svg:x2="3.852cm" svg:y2="23.1cm">
            <text:p/>
          </draw:line>
          <draw:line draw:style-name="gr6" draw:text-style-name="P1" draw:layer="layout" svg:x1="3.552cm" svg:y1="22.8cm" svg:x2="4.152cm" svg:y2="22.8cm">
            <text:p/>
          </draw:line>
        </draw:g>
        <draw:g draw:style-name="gr4">
          <draw:custom-shape draw:style-name="gr7" draw:text-style-name="P1" draw:layer="layout" svg:width="0.3cm" svg:height="0.3cm" svg:x="3.702cm" svg:y="24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1" draw:layer="layout" svg:x1="3.852cm" svg:y1="24.5cm" svg:x2="3.852cm" svg:y2="25.1cm">
            <text:p/>
          </draw:line>
          <draw:line draw:style-name="gr6" draw:text-style-name="P1" draw:layer="layout" svg:x1="3.552cm" svg:y1="24.8cm" svg:x2="4.152cm" svg:y2="24.8cm">
            <text:p/>
          </draw:line>
        </draw:g>
        <draw:custom-shape draw:style-name="gr8" draw:text-style-name="P1" draw:layer="layout" svg:width="4.2cm" svg:height="3.2cm" svg:x="3.45cm" svg:y="2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3-09-19T09:58:17.857000000</meta:print-date>
    <dc:date>2023-10-28T00:23:42.723000000</dc:date>
    <meta:editing-duration>PT11M31S</meta:editing-duration>
    <meta:editing-cycles>2</meta:editing-cycles>
    <meta:generator>LibreOffice/7.5.7.1$Windows_X86_64 LibreOffice_project/47eb0cf7efbacdee9b19ae25d6752381ede23126</meta:generator>
    <meta:document-statistic meta:object-count="175"/>
  </office:meta>
</office:document-meta>
</file>